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6" style:family="table-column">
      <style:table-column-properties fo:break-before="auto" style:column-width="1.3429in"/>
    </style:style>
    <style:style style:name="co27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5283in"/>
    </style:style>
    <style:style style:name="co6" style:family="table-column">
      <style:table-column-properties fo:break-before="auto" style:column-width="0.539in"/>
    </style:style>
    <style:style style:name="co28" style:family="table-column">
      <style:table-column-properties fo:break-before="auto" style:column-width="4.1417in"/>
    </style:style>
    <style:style style:name="co8" style:family="table-column">
      <style:table-column-properties fo:break-before="auto" style:column-width="0.5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611in"/>
    </style:style>
    <style:style style:name="co11" style:family="table-column">
      <style:table-column-properties fo:break-before="auto" style:column-width="0.5602in"/>
    </style:style>
    <style:style style:name="co12" style:family="table-column">
      <style:table-column-properties fo:break-before="auto" style:column-width="5.9429in"/>
    </style:style>
    <style:style style:name="co13" style:family="table-column">
      <style:table-column-properties fo:break-before="auto" style:column-width="0.5819in"/>
    </style:style>
    <style:style style:name="co14" style:family="table-column">
      <style:table-column-properties fo:break-before="auto" style:column-width="1.3756in"/>
    </style:style>
    <style:style style:name="co15" style:family="table-column">
      <style:table-column-properties fo:break-before="auto" style:column-width="5.4819in"/>
    </style:style>
    <style:style style:name="co16" style:family="table-column">
      <style:table-column-properties fo:break-before="auto" style:column-width="1.472in"/>
    </style:style>
    <style:style style:name="co17" style:family="table-column">
      <style:table-column-properties fo:break-before="auto" style:column-width="0.7429in"/>
    </style:style>
    <style:style style:name="co18" style:family="table-column">
      <style:table-column-properties fo:break-before="auto" style:column-width="5.7398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5.4283in"/>
    </style:style>
    <style:style style:name="co21" style:family="table-column">
      <style:table-column-properties fo:break-before="auto" style:column-width="1.3646in"/>
    </style:style>
    <style:style style:name="co22" style:family="table-column">
      <style:table-column-properties fo:break-before="auto" style:column-width="5.2673in"/>
    </style:style>
    <style:style style:name="co23" style:family="table-column">
      <style:table-column-properties fo:break-before="auto" style:column-width="1.4291in"/>
    </style:style>
    <style:style style:name="co24" style:family="table-column">
      <style:table-column-properties fo:break-before="auto" style:column-width="5.1709in"/>
    </style:style>
    <style:style style:name="co25" style:family="table-column">
      <style:table-column-properties fo:break-before="auto" style:column-width="1.5898in"/>
    </style:style>
    <style:style style:name="co29" style:family="table-column">
      <style:table-column-properties fo:break-before="auto" style:column-width="5.0528in"/>
    </style:style>
    <style:style style:name="co30" style:family="table-column">
      <style:table-column-properties fo:break-before="auto" style:column-width="1.3327in"/>
    </style:style>
    <style:style style:name="co31" style:family="table-column">
      <style:table-column-properties fo:break-before="auto" style:column-width="4.1953in"/>
    </style:style>
    <style:style style:name="co32" style:family="table-column">
      <style:table-column-properties fo:break-before="auto" style:column-width="5.8465in"/>
    </style:style>
    <style:style style:name="co33" style:family="table-column">
      <style:table-column-properties fo:break-before="auto" style:column-width="1.5472in"/>
    </style:style>
    <style:style style:name="co34" style:family="table-column">
      <style:table-column-properties fo:break-before="auto" style:column-width="5.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All" table:style-name="ta1">
        <table:table-column table:style-name="co8" table:default-cell-style-name="ce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2" table:default-cell-style-name="Default"/>
        <table:table-row table:style-name="ro3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Alexstrasza</text:p>
          </table:table-cell>
          <table:table-cell office:value-type="string">
            <text:p>Dragon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Battlecry: Set a hero's remaining Health to 15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Baron Geddon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At the end of your turn, deal 2 damage to ALL other characters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Baron Rivendare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Your minions trigger their Deathrattles twice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Blingtron 3000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Battlecry: Equip a random weapon for each player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Bloodmage Thalnos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pell Damage +1, Deathrattle: Draw a card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Cairne Bloodhoof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eathrattle: Summon a 4/5 Baine Bloodhoof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Captain Greenskin</text:p>
          </table:table-cell>
          <table:table-cell office:value-type="string">
            <text:p>Pirate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Give your weapon +1/+1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Deathwing</text:p>
          </table:table-cell>
          <table:table-cell office:value-type="string">
            <text:p>Dragon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Battlecry: Destroy all other minions and discard your hand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Dr. Boom</text:p>
          </table:table-cell>
          <table:table-cell/>
          <table:table-cell table:number-columns-repeated="3" office:value-type="float" office:value="7">
            <text:p>7</text:p>
          </table:table-cell>
          <table:table-cell office:value-type="string">
            <text:p>Battlecry: Summon two 1/1 Boom Bots. WARNING: Bots may explode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Elite Tauren Chieftain</text:p>
          </table:table-cell>
          <table:table-cell/>
          <table:table-cell table:number-columns-repeated="3" office:value-type="float" office:value="5">
            <text:p>5</text:p>
          </table:table-cell>
          <table:table-cell office:value-type="string">
            <text:p>Battlecry: Give both players the power to ROCK! (with a Power Chord card)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Feugen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Deathrattle: If Stalagg also died this game, summon Thaddius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Foe Reaper 4000</text:p>
          </table:table-cell>
          <table:table-cell office:value-type="string">
            <text:p>Mech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Also damages the minions next to whomever he attacks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Gazlowe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Whenever you cast a 1-mana spell, add a random Mech to your hand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gendary</text:p>
          </table:table-cell>
          <table:table-cell office:value-type="string">
            <text:p>Gelbin Mekkatorque</text:p>
          </table:table-cell>
          <table:table-cell/>
          <table:table-cell table:number-columns-repeated="3" office:value-type="float" office:value="6">
            <text:p>6</text:p>
          </table:table-cell>
          <table:table-cell office:value-type="string">
            <text:p>Battlecry: Summon an AWESOME invention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gendary</text:p>
          </table:table-cell>
          <table:table-cell office:value-type="string">
            <text:p>Gruul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At the end of each turn, gain +1/+1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Harrison Jones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Destroy your opponent's weapon and draw cards equal to its Durability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Hemet Nesingwary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Battlecry: Destroy a Beast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Hogger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At the end of your turn, summon a 2/2 Gnoll with Taunt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Illidan Stormrage</text:p>
          </table:table-cell>
          <table:table-cell office:value-type="string">
            <text:p>Demo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Whenever you play a card, summon a 2/1 Flame of Azzinoth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gendary</text:p>
          </table:table-cell>
          <table:table-cell office:value-type="string">
            <text:p>Kel'Thuzad</text:p>
          </table:table-cell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At the end of each turn, summon all friendly minions that died this turn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King Mukla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Battlecry: Give your opponent 2 Bananas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Leeroy Jenkins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harge, Battlecry: Summon two 1/1 Whelps for your opponent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gendary</text:p>
          </table:table-cell>
          <table:table-cell office:value-type="string">
            <text:p>Loatheb</text:p>
          </table:table-cell>
          <table:table-cell/>
          <table:table-cell table:number-columns-repeated="3" office:value-type="float" office:value="5">
            <text:p>5</text:p>
          </table:table-cell>
          <table:table-cell office:value-type="string">
            <text:p>Battlecry: Enemy spells cost (5) more next turn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Lorewalker Cho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Whenever a player casts a spell, put a copy into the other player's hand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gendary</text:p>
          </table:table-cell>
          <table:table-cell office:value-type="string">
            <text:p>Maexxna</text:p>
          </table:table-cell>
          <table:table-cell office:value-type="string">
            <text:p>Beast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Destroy any minion damaged by this minion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Malygos</text:p>
          </table:table-cell>
          <table:table-cell office:value-type="string">
            <text:p>Dragon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Spell Damage +5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Mekgineer Thermaplugg</text:p>
          </table:table-cell>
          <table:table-cell office:value-type="string">
            <text:p>Mech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Whenever an enemy minion dies, summon a Leper Gnome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Millhouse Manastorm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Enemy spells cost (0) next turn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Mimiron's Head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t the start of your turn, if you have at least 3 Mechs, destroy them all and form V-07-TR-ON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Mogor the Ogre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All minions have a 50% chance to attack the wrong enemy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Mr. Bigglesworth</text:p>
          </table:table-cell>
          <table:table-cell office:value-type="string">
            <text:p>Beas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his is Kel'Thuzad's kitty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Nat Pagle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t the start of your turn, you have a 50% chance to draw an extra card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Nozdormu</text:p>
          </table:table-cell>
          <table:table-cell office:value-type="string">
            <text:p>Dragon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Players only have 15 seconds to take their turns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Old Murk Eye</text:p>
          </table:table-cell>
          <table:table-cell office:value-type="string">
            <text:p>Murlo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harge, Has +1 Attack for each other Murloc on the battlefield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Onyxia</text:p>
          </table:table-cell>
          <table:table-cell office:value-type="string">
            <text:p>Dragon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Battlecry: Summon 1/1 Whelps until your side of the battlefield is full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Ragnaros the Firelord</text:p>
          </table:table-cell>
          <table:table-cell/>
          <table:table-cell table:number-columns-repeated="3" office:value-type="float" office:value="8">
            <text:p>8</text:p>
          </table:table-cell>
          <table:table-cell office:value-type="string">
            <text:p>Can't Attack. At the end of your turn, deal 8 damage to a random enemy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Stalagg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Deathrattle: If Feugen also died this game, summon Thaddius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Sneed's Old Shredder</text:p>
          </table:table-cell>
          <table:table-cell office:value-type="string">
            <text:p>Mech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Deathrattle: Summon a random legendary minion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Sylvanas Windrunner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Deathrattle: Take control of a random enemy minion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The Beast</text:p>
          </table:table-cell>
          <table:table-cell office:value-type="string">
            <text:p>Beast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Deathrattle: Summon a 3/3 Finkle Einhorn for your opponent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The Black Knight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Battlecry: Destroy an enemy minion with taunt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Tinkmaster Overspark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Transform another random minion into a 5/5 Devilsaur or a 1/1 Squirrel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Toshley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Battlecry and Deathrattle: Add a Spare Part card to your hand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Troggzor the Earthinator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Whenever your opponent casts a spell, summon a Burly Rockjaw Trogg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Ysera</text:p>
          </table:table-cell>
          <table:table-cell office:value-type="string">
            <text:p>Dragon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At the end of your turn, draw a Dream card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Big Game Hunter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attlecry: Destroy a minion with an Attack of 7 or more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Blood Knight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All minions lose Divine Shield. Gain +3/+3 for each Shield lost.</text:p>
          </table:table-cell>
        </table:table-row>
        <table:table-row table:style-name="ro1">
          <table:table-cell/>
          <table:table-cell office:value-type="string">
            <text:p>Epic</text:p>
          </table:table-cell>
          <table:table-cell office:value-type="string">
            <text:p>Captain's Parrot</text:p>
          </table:table-cell>
          <table:table-cell office:value-type="string">
            <text:p>Beast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t a random Pirate from your deck into your hand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Clockwork Giant</text:p>
          </table:table-cell>
          <table:table-cell office:value-type="string">
            <text:p>Mech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Costs (1) less for each card in your opponent's hand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Doomsayer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At the start of your turn, destroy ALL minions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Echoing Ooze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ttlecry: Summon an exact copy of this minion at the end of the turn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Enhance-o Mechano</text:p>
          </table:table-cell>
          <table:table-cell office:value-type="string">
            <text:p>Mec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Give your other minions Windfury, Taunt, or Divine Shield (at random)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Faceless Manipulator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Choose a minion and become an exact copy of it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Fel Reaver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Whenever your opponent plays a card, discard the top 3 cards of your deck.</text:p>
          </table:table-cell>
        </table:table-row>
        <table:table-row table:style-name="ro1">
          <table:table-cell/>
          <table:table-cell office:value-type="string">
            <text:p>Epic</text:p>
          </table:table-cell>
          <table:table-cell office:value-type="string">
            <text:p>Hobgoblin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you play a 1-Attack minion, give it +2/+2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Hungry Crab</text:p>
          </table:table-cell>
          <table:table-cell office:value-type="string">
            <text:p>Beas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ttlecry: Destroy a Murloc and gain +2/+2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Junkbot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Whenever a friendly Mech dies, gain +2/+2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Mini-Mage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tealth. Spell Damage +1</text:p>
          </table:table-cell>
        </table:table-row>
        <table:table-row table:style-name="ro1">
          <table:table-cell/>
          <table:table-cell office:value-type="string">
            <text:p>Epic</text:p>
          </table:table-cell>
          <table:table-cell office:value-type="string">
            <text:p>Molten Giant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Costs (1) less for each damage your hero has taken.</text:p>
          </table:table-cell>
        </table:table-row>
        <table:table-row table:style-name="ro1">
          <table:table-cell/>
          <table:table-cell office:value-type="string">
            <text:p>Epic</text:p>
          </table:table-cell>
          <table:table-cell office:value-type="string">
            <text:p>Mountain Giant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Costs (1) less for each other card in your hand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Murloc Warleader</text:p>
          </table:table-cell>
          <table:table-cell office:value-type="string">
            <text:p>Murloc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ALL other Murlocs have +2/+1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Piloted Sky Golem</text:p>
          </table:table-cell>
          <table:table-cell office:value-type="string">
            <text:p>Mech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Deathrattle: Summon a random 4-Cost minion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Recombobulato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Transform a friendly minion into a random minion with the same Cost.</text:p>
          </table:table-cell>
        </table:table-row>
        <table:table-row table:style-name="ro1">
          <table:table-cell/>
          <table:table-cell office:value-type="string">
            <text:p>Epic</text:p>
          </table:table-cell>
          <table:table-cell office:value-type="string">
            <text:p>Sea Giant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Costs (1) less for each other minion on the battlefield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Southsea Captain</text:p>
          </table:table-cell>
          <table:table-cell office:value-type="string">
            <text:p>Pirate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Your other Pirates have +1/+1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Abomination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aunt. Deathrattle: Deal 2 damage to ALL characters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Alarm-o-Bot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t the start of your turn, swap this minion with a random one in your hand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Ancient Mage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Battlecry: Give adjacent minions Spell Damage +1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Ancient Watcher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n't Attack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Angry Chicken</text:p>
          </table:table-cell>
          <table:table-cell office:value-type="string">
            <text:p>Beast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Enrage: +5 Attack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Arcane Golem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harge. Battlecry: Give your opponent a Mana Crystal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Arcane Nullifier X-91</text:p>
          </table:table-cell>
          <table:table-cell office:value-type="string">
            <text:p>Mec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Taunt. Can't be targeted by spells or Hero Powers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Argent Commander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harge. Divine Shield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Azure Drake</text:p>
          </table:table-cell>
          <table:table-cell office:value-type="string">
            <text:p>Dragon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pell Damage +1. Battlecry: Draw a card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Bloodsair Corsair</text:p>
          </table:table-cell>
          <table:table-cell office:value-type="string">
            <text:p>Pirat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ttlecry: Remove 1 Durability from your opponent's weapon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Bomb Lobber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Deal 4 damage to a random enemy minion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Coldlight Oracle</text:p>
          </table:table-cell>
          <table:table-cell office:value-type="string">
            <text:p>Murloc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attlecry: Each player draws 2 caards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Coldlight Seer</text:p>
          </table:table-cell>
          <table:table-cell office:value-type="string">
            <text:p>Murloc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Give ALL other Murlocs +2 Health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Crazed Alchemist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Battlecry: Swap the Attack and Health of a minion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Deathlord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Taunt. Deathrattle: Your opponent puts a minion from their deck into the battlefield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Defender of Argus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Give adjacent minions +1/+1 and Taunt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Demolisher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t the start of your turn, deal 2 damage to a random enemy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Emperor Cobra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estroy any minion damaged by this minion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Gadgetzan Auctioneer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Whenever you cast a spell, draw a card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Gnomish Experiementer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Draw a card. If it's a minion, transform it into a Chicken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Goblin Sapp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Has +4 Attack while your opponent has 6 or more cards in hand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Illuminato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If you control a Secret at the end of your turn, restore 4 health to your hero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Imp Master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t the end of your turn, deal 1 damage to this minion and summon a 1/1 Imp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Injured Blademaster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Battlecry: Deal 4 damage to HIMSELF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Jeeves</text:p>
          </table:table-cell>
          <table:table-cell office:value-type="string">
            <text:p>Mech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t the end of each player's turn, that player draws until they have 3 cards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Kezan Mystic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Take control of a random enemy Secret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Knife Juggle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fter you summon a minion, deal 1 damage to a random enemy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Lightwarden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henever a character is healed, gain +2 Attack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Lil' Exorcist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aunt. Battlecry: Gain +1/+1 for each enemy Deathrattle minion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Madder Bomber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Deal 6 damage randomly split between all other characters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Mana Addict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Whenever you cast a spell, gain +2 Attack this turn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Mana Wraith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ALL minions cost (1) more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Master Swordsmith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t the end of your turn, give another random friendly minion +1 Attack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Mind Control Tech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If your opponent has 4 or more minions, take control of one at random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Murloc Tidecaller</text:p>
          </table:table-cell>
          <table:table-cell office:value-type="string">
            <text:p>Murloc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henever a Murloc is summoned, gain +1 attack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Nerubian Egg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eathrattle: Summon a 4/4 Nerubian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Pint-Sized Summoner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The first minion you play each turn costs (1) less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Questing Adventurer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Whenever you play a card, gain +1/+1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Ravenholdt Assassin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Stealth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Secretkeeper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henever a Secret is played, gain +1/+1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Sludge Belcher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Taunt. Deathrattle: Summon a 1/2 Slime with Taunt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Stampeding Kodo</text:p>
          </table:table-cell>
          <table:table-cell office:value-type="string">
            <text:p>Beast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attlecry: Destroy a random enemy minion with 2 or less Attack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Sunfury Protector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Give adjacent minions Taunt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Sunwalker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Taunt. Divine Shield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Target Dummy</text:p>
          </table:table-cell>
          <table:table-cell office:value-type="string">
            <text:p>Mech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aunt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Twilight Drake</text:p>
          </table:table-cell>
          <table:table-cell office:value-type="string">
            <text:p>Dragon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attlecry: Gain +1 Health for each card in your hand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Violet Teacher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Whenever you cast a spell, summon a 1/1 Violet Apprentice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Wailing Soul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attlecry: Silence your other minions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Wild Pyromance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fter you cast a spell, deal 1 damage to ALL minions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Young Priestes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t the end of your turn, give another random friendly minion +1 Health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Abusive Sergeant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ttlecry: Give a minion +2 Attack this turn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Acolyte of Pain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Whenever this minion takes damage, draw a card.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Amani Berserker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Enrage: +3 Attack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Ancient Brewmaster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Return a friendly minion from the battlefield to your hand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Annoy-o-Tron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aunt. Divine Shield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Antique Healbot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Restore 8 Health to your hero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Argent Squire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string">
            <text:p>Divine Shield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Bloodsail Raider</text:p>
          </table:table-cell>
          <table:table-cell office:value-type="string">
            <text:p>Pirat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Gain Attack equal to the attack of your weapon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Burly Rockjaw Trogg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Whenever your opponent casts a spell, gain +2 Attack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Clockwork Gnome</text:p>
          </table:table-cell>
          <table:table-cell office:value-type="string">
            <text:p>Me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eathrattle: Add a Spare Part card to your hand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Cogmaster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s +2 Attack while you have a mech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Cult Master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Whenever one of your other minions dies, draw a card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Dancing Swords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eathrattle: Your opponent draws a card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Dark Iron Dwarf</text:p>
          </table:table-cell>
          <table:table-cell/>
          <table:table-cell table:number-columns-repeated="3" office:value-type="float" office:value="4">
            <text:p>4</text:p>
          </table:table-cell>
          <table:table-cell office:value-type="string">
            <text:p>Battlecry: Give a minion +2 Attack this turn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Dire Wolf Alpha</text:p>
          </table:table-cell>
          <table:table-cell office:value-type="string">
            <text:p>Beast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Adjacent minions have +1 Attack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Dread Corsair</text:p>
          </table:table-cell>
          <table:table-cell office:value-type="string">
            <text:p>Pirate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aunt. Costs (1) less per Attack of your weapon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Earthen Ring Farseer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Restore 3 Health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Explosive Sheep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eathrattle: Deal 2 damage to all minions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Faerie Dragon</text:p>
          </table:table-cell>
          <table:table-cell office:value-type="string">
            <text:p>Drag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an't be targeted by spells of Hero Powers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Fen Creeper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Taunt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Flesheating Ghoul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a friendly minion dies, gain +1 Attack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Flying Machine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Windfury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Force-Tank MAX</text:p>
          </table:table-cell>
          <table:table-cell office:value-type="string">
            <text:p>Mech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Divine Shield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Gilblin Stalker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ealth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Gnomeregan Infantry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harge. Taunt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Harvest Golem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eathrattle: Summon a 2/1 Damaged Golem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Haunted Creeper</text:p>
          </table:table-cell>
          <table:table-cell office:value-type="string">
            <text:p>Beas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ummon two 1/1 Spectral Spiders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Jungle Panther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tealth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Leper Gnom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eathrattle: Deal 2 damage to the enemy hero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Loot Hoarder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eathrattle: Draw a card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Lost Tallstrider</text:p>
          </table:table-cell>
          <table:table-cell office:value-type="string">
            <text:p>Beas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Mad Bombe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Deal 3 damage randomly split between all other characters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Mad Scientist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Deathrattle: Put a Secret from your deck into the battlefield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Mechanical Yeti</text:p>
          </table:table-cell>
          <table:table-cell office:value-type="string">
            <text:p>Mech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eathrattle: Give each player a Spare Part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Mechwarper</text:p>
          </table:table-cell>
          <table:table-cell office:value-type="string">
            <text:p>Mech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Your Mechs cost (1) less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Micro Machine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t the start of each turn, gain +1 Attack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Mogu'shan Warden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Taunt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Nerub'ar Weblord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ll minions with Battlecry cost (2) more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Piloted Shredder</text:p>
          </table:table-cell>
          <table:table-cell office:value-type="string">
            <text:p>Mech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Deathrattle: Summon a random 2-Cost minion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Priestess of Elune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Restore 4 Health to your hero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Puddlestomper</text:p>
          </table:table-cell>
          <table:table-cell office:value-type="string">
            <text:p>Murloc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Raging Worgen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Enrage: Windfury and +1 Attack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Salty Dog</text:p>
          </table:table-cell>
          <table:table-cell office:value-type="string">
            <text:p>Pirat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Scarlet Crusader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Divine Shield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Shieldbearer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Taunt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Ship's Cannon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you summon a Pirate, deal 2 damage to a random enemy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Silver Hand Knight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attlecry: Summon a 2/2 Squire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Silvermoon Guardian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ivine Shield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Southsea Deckhand</text:p>
          </table:table-cell>
          <table:table-cell office:value-type="string">
            <text:p>Pirat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Has Charge while you have a weapon equipped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Spectral Knight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Can't be targeted by spells of Hero Powers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Spellbreaker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Silence a minion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Spider Tank</text:p>
          </table:table-cell>
          <table:table-cell office:value-type="string">
            <text:p>Mech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Spiteful Smith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Enrage: Your weapon has +2 Attack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Stoneskin Gargoyle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t the start of your turn, restore this minion to full Health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Stonesplinter Trogg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your opponent casts a spell, gain +1 Attack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Stranglethorn Tiger</text:p>
          </table:table-cell>
          <table:table-cell office:value-type="string">
            <text:p>Beast</text:p>
          </table:table-cell>
          <table:table-cell table:number-columns-repeated="3" office:value-type="float" office:value="5">
            <text:p>5</text:p>
          </table:table-cell>
          <table:table-cell office:value-type="string">
            <text:p>Stealth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Tauren Warrio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aunt. Enrage: +3 Attack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Thrallmar Farse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indfury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Tinkertown Technician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If you have a Mech, gain +1/+1 and add a Spare Part to your hand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Undertaker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henever you summon a minion with Deathrattle, gain +1/+1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Unstable Ghoul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aunt. Deathrattle: Deal 1 damage to all minions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Venture Co. Mercenary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Your minions cost (3) more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Windfury Harpy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Windfury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Wisp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Acidic Swamp Ooze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Destroy your opponent's weapon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Archmage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Spell Damage +1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Bloodfen Raptor</text:p>
          </table:table-cell>
          <table:table-cell office:value-type="string">
            <text:p>Beas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Bluegill Warrior</text:p>
          </table:table-cell>
          <table:table-cell office:value-type="string">
            <text:p>Murloc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harge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Booty Bay Bodyguard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Taunt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Boulderfist Ogre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Chillwind Yeti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Core Hound</text:p>
          </table:table-cell>
          <table:table-cell office:value-type="string">
            <text:p>Beast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Dalaran Mage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pell Damage +1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Darkscale Healer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Battlecry: Restore 2 Health to all friendly characters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Dragonling Mechanic</text:p>
          </table:table-cell>
          <table:table-cell office:value-type="string">
            <text:p>(Mech)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Battlecry: Summon a 2/1 Mechanical Dragonling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Elven Archer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string">
            <text:p>Battlecry: Deal 1 damage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Frostwolf Grunt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Taunt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Frostwolf Warlord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attlecry: Gain +1/+1 for each other friendly minion on the battlefield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Gnomish Inventor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Battlecry: Draw a card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Goldshire Footman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aunt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Grimscale Oracle</text:p>
          </table:table-cell>
          <table:table-cell office:value-type="string">
            <text:p>Murloc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ALL other Murlocs have +1 Attack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Gurubashi Berserker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Whenever this minion takes damage, gain +3 Attack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Ironbeak Owl</text:p>
          </table:table-cell>
          <table:table-cell office:value-type="string">
            <text:p>Beast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ttlecry: Silence a minion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Ironforge Rifleman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attlecry: Deal 1 damage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Ironfur Grizzly</text:p>
          </table:table-cell>
          <table:table-cell office:value-type="string">
            <text:p>Beast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Taunt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Kobold Geomancer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Spell Damage +1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Lord of the Arena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Taunt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Magma Racer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Murloc Raider</text:p>
          </table:table-cell>
          <table:table-cell office:value-type="string">
            <text:p>Murlo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Murloc Tidehunter</text:p>
          </table:table-cell>
          <table:table-cell office:value-type="string">
            <text:p>Murloc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ttlecry: Summon a 1/1 Murloc Scout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Nightblade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attlecry: Deal 3 damage to the enemy hero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Novice Engineer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attlecry: Draw a card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Oasis Snapjaw</text:p>
          </table:table-cell>
          <table:table-cell office:value-type="string">
            <text:p>Beas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Ogre Brut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50% chance to attack the wrong enemy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Ogre Magi</text:p>
          </table:table-cell>
          <table:table-cell/>
          <table:table-cell table:number-columns-repeated="3" office:value-type="float" office:value="4">
            <text:p>4</text:p>
          </table:table-cell>
          <table:table-cell office:value-type="string">
            <text:p>Spell Damage +1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Raid Leader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our other minions have +1 Attack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Razorfen Hunter</text:p>
          </table:table-cell>
          <table:table-cell office:value-type="string">
            <text:p>(Beast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Summon a 1/1 Boar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Reckless Rocketeer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River Crocolisk</text:p>
          </table:table-cell>
          <table:table-cell office:value-type="string">
            <text:p>Beast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Sen'jin Shieldmasta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Taunt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Shattered Sun-Cleric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Give a friendly minion +1/+1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Silverback Patriarch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Stonetusk Boar</text:p>
          </table:table-cell>
          <table:table-cell office:value-type="string">
            <text:p>Beast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Charge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Stormpike Commando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attlecry: Deal 2 damage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Stormwind Champion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Your other minions have +1/+1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Stormwind Knight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harge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Voodoo Doctor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ttlecry: Restore 2 Health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War Golem</text:p>
          </table:table-cell>
          <table:table-cell/>
          <table:table-cell table:number-columns-repeated="3" office:value-type="float" office:value="7">
            <text:p>7</text:p>
          </table:table-cell>
          <table:table-cell/>
        </table:table-row>
        <table:table-row table:style-name="ro1" table:number-rows-repeated="104835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ruid" table:style-name="ta1"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5" table:default-cell-style-name="Default"/>
        <table:table-row table:style-name="ro3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Cenarius</text:p>
          </table:table-cell>
          <table:table-cell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Choose One – Give your other minions +2/+2; or Summon two 2/2 Treants with Taunt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Malorne</text:p>
          </table:table-cell>
          <table:table-cell office:value-type="string">
            <text:p>Beast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Deathrattle: Shuffle this minion into your deck.</text:p>
          </table:table-cell>
        </table:table-row>
        <table:table-row table:style-name="ro1">
          <table:table-cell/>
          <table:table-cell office:value-type="string">
            <text:p>Epic</text:p>
          </table:table-cell>
          <table:table-cell office:value-type="string">
            <text:p>Ancient of Lore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hoose One – Draw 2 cards; or Restore 5 Health.</text:p>
          </table:table-cell>
        </table:table-row>
        <table:table-row table:style-name="ro1">
          <table:table-cell/>
          <table:table-cell office:value-type="string">
            <text:p>Epic</text:p>
          </table:table-cell>
          <table:table-cell office:value-type="string">
            <text:p>Ancient of War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hoose One – +5 Attack; or +5 Health and Taunt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Dark Wispers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Choose One – Summon 5 Wisps; or Give a minion +5/+5 and Taunt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Force of Nature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ummon three 2/2 Treants with Charge that die at the end of the turn.</text:p>
          </table:table-cell>
        </table:table-row>
        <table:table-row table:style-name="ro1">
          <table:table-cell/>
          <table:table-cell office:value-type="string">
            <text:p>Epic</text:p>
          </table:table-cell>
          <table:table-cell office:value-type="string">
            <text:p>Tree of Life</text:p>
          </table:table-cell>
          <table:table-cell office:value-type="string">
            <text:p>SPELL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Restore all characters to full Health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Bite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your hero +4 Attack this turn and 4 Armor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Grove Tend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hoose One – Give each player a Mana Crystal; or Each player draws a card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Keeper of the Grove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hoose One – Deal 2 damage; or Silence a minion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Mech-Bear-Cat</text:p>
          </table:table-cell>
          <table:table-cell office:value-type="string">
            <text:p>Mech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Whenever this minion takes damage, add a Spare Part card to your hand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Nourish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hoose One – Gain 2 Mana Crystals; or Draw 3 cards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Recycle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huffle an enemy minion into your opponent's deck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Savagery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damage equal to your hero's Attack to a minion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Starfall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hoose One – Deal 5 damage to a minion; or 2 damage to all enemy minions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Anodized Robo Cub</text:p>
          </table:table-cell>
          <table:table-cell office:value-type="string">
            <text:p>Mech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Taunt. Choose One – +1 Attack; or +1 Health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Druid of the Claw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hoose One – Charge; or +2 Health and Taunt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Druid of the Fang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attlecry: If you have a Beast, transform this minion into a 7/7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Mark of Natur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Choose One – Give a minion +4 Attack; or +4 Health and Taunt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Naturaliz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stroy a minion. Your opponent draws 2 cards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Poison Seeds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stroy all minions and summon 2/2 Treants to replace them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Power of the Wild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Choose One – Give your minions +1/+1; or Summon a 3/2 Panther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Soul of the Forest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your minions “Deathrattle: Summon a 2/2 Treant.”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Wrath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Choose One – Deal 3 damage to a minion; or 1 damage and draw a card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Claw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your hero +2 Attack this turn and 2 Armor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Healing Touch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Restore 8 health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Innervate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Gain 2 Mana Crystals this turn only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Ironbark Protector</text:p>
          </table:table-cell>
          <table:table-cell/>
          <table:table-cell table:number-columns-repeated="3" office:value-type="float" office:value="8">
            <text:p>8</text:p>
          </table:table-cell>
          <table:table-cell office:value-type="string">
            <text:p>Taunt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Mark of the Wild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a minion Taunt and +2/+2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Moonfire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eal 1 damage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Savage Roar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Give your characters +2 Attack this turn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Starfire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al 5 damage. Draw a card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Swipe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4 damage to an enemy and 1 damage to all other minions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Wild Growth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ain an empty Mana Crystal.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unter" table:style-name="ta1">
        <table:table-column table:style-name="co13" table:default-cell-style-name="ce5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8" table:default-cell-style-name="Default"/>
        <table:table-column table:style-name="co9" table:number-columns-repeated="1016" table:default-cell-style-name="Default"/>
        <table:table-row table:style-name="ro3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  <table:table-cell table:number-columns-repeated="1016"/>
        </table:table-row>
        <table:table-row table:style-name="ro3">
          <table:table-cell table:style-name="ce6"/>
          <table:table-cell table:style-name="ce7" office:value-type="string">
            <text:p>Legendary</text:p>
          </table:table-cell>
          <table:table-cell table:style-name="ce7" office:value-type="string">
            <text:p>Gahz'rilla</text:p>
          </table:table-cell>
          <table:table-cell table:style-name="ce7" office:value-type="string">
            <text:p>Beast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9">
            <text:p>9</text:p>
          </table:table-cell>
          <table:table-cell table:style-name="ce7" office:value-type="string">
            <text:p>Whenever this minion takes damage, double its Attack.</text:p>
          </table:table-cell>
          <table:table-cell table:style-name="ce11" table:number-columns-repeated="1016"/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King Krush</text:p>
          </table:table-cell>
          <table:table-cell office:value-type="string">
            <text:p>Beast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Char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pic</text:p>
          </table:table-cell>
          <table:table-cell office:value-type="string">
            <text:p>Bestial Wrath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Beast +2 Attack and Immune this turn.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Feign Death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rigger all Deathrattles on your minions.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pic</text:p>
          </table:table-cell>
          <table:table-cell office:value-type="string">
            <text:p>Gladiator's Longbow</text:p>
          </table:table-cell>
          <table:table-cell office:value-type="string">
            <text:p>WEAPON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Your hero is Immune while Attacking.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pic</text:p>
          </table:table-cell>
          <table:table-cell office:value-type="string">
            <text:p>Snake Trap</text:p>
          </table:table-cell>
          <table:table-cell office:value-type="string">
            <text:p>SECRE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ecret: When one of your minions is attacked, summon three 1/1 Snakes.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Steamwheedle Sniper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Your Hero Power can target minions.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Call Pe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raw a card. If it's a Beast, it costs (4) less.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Eaglehorn Bow</text:p>
          </table:table-cell>
          <table:table-cell office:value-type="string">
            <text:p>WEAPO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Whenever a friendly Secret is revealed, gain +1 Durability.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Explosive Shot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al 5 damage to a minion and 2 damage to adjacent ones.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Flar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All minions lose Stealth. Destroy all enemy Secrets. Draw a card.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King of Beasts</text:p>
          </table:table-cell>
          <table:table-cell office:value-type="string">
            <text:p>Beas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aunt. Battlecry: Gain +1 Attack for each other Beast you have.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Metaltooth Leaper</text:p>
          </table:table-cell>
          <table:table-cell office:value-type="string">
            <text:p>Mech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Battlecry: Give your other Mechs +2 Attack.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Misdirection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ecret: When a character attacks your hero, instead he attacks another random character.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Savannah Highmane</text:p>
          </table:table-cell>
          <table:table-cell office:value-type="string">
            <text:p>Beast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Deathrattle: Summon two 2/2 Hyenas.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Cobra Shot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al 3 damage to a minion and the enemy hero.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Deadly Sho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stroy a random enemy minion.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Explosive Trap</text:p>
          </table:table-cell>
          <table:table-cell office:value-type="string">
            <text:p>SECRE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ecret: When your hero is attacked, deal 2 damage to all enemies.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Freezing Trap</text:p>
          </table:table-cell>
          <table:table-cell office:value-type="string">
            <text:p>SECRE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ecret: When an enemy minion attacks, return it to its owner's hand and it costs (2) more.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Glaivezooka</text:p>
          </table:table-cell>
          <table:table-cell office:value-type="string">
            <text:p>WEAPON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Battlecry: Give a random friendly minion +1 Attack.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Scavenging Hyena</text:p>
          </table:table-cell>
          <table:table-cell office:value-type="string">
            <text:p>Beast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Whenever a friendly Beast dies, gain +2/+1.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Snipe</text:p>
          </table:table-cell>
          <table:table-cell office:value-type="string">
            <text:p>SECRE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ecret: When your opponent plays a minion, deal 4 damage to it.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Unleash the Hounds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For each enemy minion, summon a 1/1 Hound with Charge.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Webspinner</text:p>
          </table:table-cell>
          <table:table-cell office:value-type="string">
            <text:p>Beast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Deathrattle: Add a random Beast to your hand.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Animal Companion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ummon a random Beast Companion.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Arcane Shot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2 damage.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Houndmaster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Give a friendly Beasat +2/+2 and Taunt.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Hunter's Mark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hange a minion's Health to 1.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Kill Command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3 damage. If you have a Beast, deal 5 damage instead.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Multi-Shot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3 damage to two random enemy minions.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Starving Buzzard</text:p>
          </table:table-cell>
          <table:table-cell office:value-type="string">
            <text:p>Beast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Whenever you summon a Beast, draw a card.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Timber Wolf</text:p>
          </table:table-cell>
          <table:table-cell office:value-type="string">
            <text:p>Beast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Your other Beasts have +1 Attack.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Tracking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Look at the top three cards of your deck. Draw one and discard the others.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Tundra Rhino</text:p>
          </table:table-cell>
          <table:table-cell office:value-type="string">
            <text:p>Beas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Your Beasts have Charge.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6" table:number-rows-spanned="1">
            <text:p>Beast Companions</text:p>
          </table:table-cell>
          <table:covered-table-cell table:number-columns-repeated="5"/>
          <table:table-cell table:number-columns-repeated="1017"/>
        </table:table-row>
        <table:table-row table:style-name="ro3">
          <table:table-cell/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Huffer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harge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Leokk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Other friendly minions have +1 Attack.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Misha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aunt</text:p>
          </table:table-cell>
          <table:table-cell table:number-columns-repeated="101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ge" table:style-name="ta1">
        <table:table-column table:style-name="co13" table:default-cell-style-name="Default"/>
        <table:table-column table:style-name="co9" table:default-cell-style-name="Default"/>
        <table:table-column table:style-name="co19" table:default-cell-style-name="Default"/>
        <table:table-column table:style-name="co9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20" table:default-cell-style-name="Default"/>
        <table:table-row table:style-name="ro3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Archmage Antonidas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Whenever you cast a spell, add a Fireball spell to your hand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Flame Leviathan</text:p>
          </table:table-cell>
          <table:table-cell office:value-type="string">
            <text:p>Mech</text:p>
          </table:table-cell>
          <table:table-cell table:number-columns-repeated="3" office:value-type="float" office:value="7">
            <text:p>7</text:p>
          </table:table-cell>
          <table:table-cell office:value-type="string">
            <text:p>When you draw this, deal 2 damage to all characters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Echo of Medivh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ut a copy of each friendly minion into your hand.</text:p>
          </table:table-cell>
        </table:table-row>
        <table:table-row table:style-name="ro1">
          <table:table-cell/>
          <table:table-cell office:value-type="string">
            <text:p>Epic</text:p>
          </table:table-cell>
          <table:table-cell office:value-type="string">
            <text:p>Ice Block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your hero takes fatal damage, prevent it and become Immune this turn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Pyroblast</text:p>
          </table:table-cell>
          <table:table-cell office:value-type="string">
            <text:p>SPELL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eal 10 damage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Spellbender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an enemy casts a spell on a minion, summon a 1/3 as the new target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Wee Spellstopper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djacent minions can't be targeted by spells or Hero Powers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Blizzard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al 2 damage to all enemy minions and Freeze them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Counterspell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your opponent casts a spell, Counter it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Etheral Arcanist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f you control a Secret at the end of your turn, gain +2/+2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Goblin Blastmage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If you have a Mech, deal 4 damage randomly split among all enemies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Kirin Tor Mage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The next Secret you play this turn costs (0)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Soot Spewer</text:p>
          </table:table-cell>
          <table:table-cell office:value-type="string">
            <text:p>Mech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Spell Damage +1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Unstable Portal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Add a random minion to your hand. It costs (3) less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Vaporize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a minion attacks your hero, destroy it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Cone of Cold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Freeze a minion and the minions next to it, and then deal 1 damage to them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Duplicate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a friendly minion dies, put 2 copies of it into your hand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Flamecannon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4 damage to a random enemy minion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Ice Barrier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your hero is attacked, gain 8 Armor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Ice Lanc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reeze a character. If it was already Frozen, deal 4 damage instead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Mana Wyrm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Whenever you cast a spell, gain +1 Attack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Mirror Entity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your opponent plays a minion, summon a copy of it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Snowchugger</text:p>
          </table:table-cell>
          <table:table-cell office:value-type="string">
            <text:p>Mech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Freeze andy character damaged by this minion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Sorcerer's Apprentice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our spells cost (1) less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Arcane Explosion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1 damage to all enemy minions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Arcane Intellec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raw 2 cards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Arcane Missles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3 damage randomly split among enemy characters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Fireball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6 damage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Flamestrike</text:p>
          </table:table-cell>
          <table:table-cell office:value-type="string">
            <text:p>SPELL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eal 4 damage to all enemy minions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Frost Nova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Freeze all enemy minions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Frostbol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3 damage to a character and Freeze it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Mirror Imag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ummon two 0/2 minions with Taunt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Polymorph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Transform a minion into a 1/1 Sheep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Water Elemental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Freeze any character damaged by this minion.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aladin" table:style-name="ta1">
        <table:table-column table:style-name="co13" table:default-cell-style-name="Default"/>
        <table:table-column table:style-name="co9" table:default-cell-style-name="Default"/>
        <table:table-column table:style-name="co21" table:default-cell-style-name="Default"/>
        <table:table-column table:style-name="co9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22" table:default-cell-style-name="Default"/>
        <table:table-row table:style-name="ro3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Bolvar Fordragon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Whenever a friendly minion dies while this is in your hand, gain +1 Attack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Tirion Fordring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Divine Shield, Taunt, Deathrattle: Equip a 5/3 Ashbringer.</text:p>
          </table:table-cell>
        </table:table-row>
        <table:table-row table:style-name="ro1">
          <table:table-cell/>
          <table:table-cell office:value-type="string">
            <text:p>Epic</text:p>
          </table:table-cell>
          <table:table-cell office:value-type="string">
            <text:p>Avenging Wrath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al 8 damage randomly split among enemy characters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Coghammer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Give a random friendly minion Divine Shield and Taunt.</text:p>
          </table:table-cell>
        </table:table-row>
        <table:table-row table:style-name="ro1">
          <table:table-cell/>
          <table:table-cell office:value-type="string">
            <text:p>Epic</text:p>
          </table:table-cell>
          <table:table-cell office:value-type="string">
            <text:p>Lay on Hands</text:p>
          </table:table-cell>
          <table:table-cell office:value-type="string">
            <text:p>SPELL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Restore 8 Health. Draw 3 cards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Quartermaster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Battlecry: Give your Silver Hand Recruits +2/+2.</text:p>
          </table:table-cell>
        </table:table-row>
        <table:table-row table:style-name="ro1">
          <table:table-cell/>
          <table:table-cell office:value-type="string">
            <text:p>Epic</text:p>
          </table:table-cell>
          <table:table-cell office:value-type="string">
            <text:p>Sword of Justice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Whenever you summon a minion, give it +1/+1 and this loses 1 Durability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Aldor Peacekeeper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Change an enemy minion's Attack to 1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Blessed Champion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uble a minion's Attack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Cobalt Guardian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Whenever you summon a Mech, gain Divine Shield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Divine Favor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raw cards until you have as many in hand as your opponent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Equality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Change the Health of ALL minions to 1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Holy Wrath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raw a card and deal damage equal to its cost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Muster for Battl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ummon three 1/1 Silver Hand Recruits. Equip a 1/4 Weapon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Scarlet Purifier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Deal 2 damage to all minions with Deathrattle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Argent Protector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Battlecry: Give a friendly minion Divine Shield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Aveng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one of your minions dies, give a random friendly minion +3/+2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Blessing of Wisdom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hoose a minion. Whenever it attacks draw a card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Eye for an Ey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your hero takes damage, deal that much damage to the enemy hero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Noble Sacrific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an enemy attacks, summon a 2/1 defender as the new target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Redemption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one of your minions dies, return it to life with 1 Health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Repentanc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your opponent plays a minion, reduce its Health to 1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Seal of Ligh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estore 4 Health to your hero and gain +2 Attack this turn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Shielded Minibot</text:p>
          </table:table-cell>
          <table:table-cell office:value-type="string">
            <text:p>Mech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Divine Shield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Blessing of Kings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a minion +4/+4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Blessing of Might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+3 Attack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Consecration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2 damage to all enemies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Guardian of Kings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Battlecry: Restore 6 Health to your hero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Hammer of Wrath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3 damage. Draw a card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Hand of Protecti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Divine Shield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Holy Ligh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estore 6 Health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Humidity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hange a minion's Attack to 1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Light's Justice</text:p>
          </table:table-cell>
          <table:table-cell office:value-type="string">
            <text:p>WEAPON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Truesilver Champion</text:p>
          </table:table-cell>
          <table:table-cell office:value-type="string">
            <text:p>WEAPON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Whenever your hero attacks, restore 2 Health to it.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iest" table:style-name="ta1">
        <table:table-column table:style-name="co13" table:default-cell-style-name="Default"/>
        <table:table-column table:style-name="co9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24" table:default-cell-style-name="Default"/>
        <table:table-row table:style-name="ro3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Prophet Velen</text:p>
          </table:table-cell>
          <table:table-cell/>
          <table:table-cell table:number-columns-repeated="3" office:value-type="float" office:value="7">
            <text:p>7</text:p>
          </table:table-cell>
          <table:table-cell office:value-type="string">
            <text:p>Double the damage and healing of your spells and Hero Power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Vol'jin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Battlecry: Swap Health with another minion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Cabal Shadow Priest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Battlecry: Take control of an enemy minion that has 2 or less Attack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Lightbomb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al damage to each minion equal to its Attack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Mindgames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ut a copy of a random minion from your opponent's deck into the battlefield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Shadowbomber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ttlecry: Deal 3 damage to each hero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Shadowform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Your Hero Power becomes 'Deal 2 damage'. If already in Shadowform: 3 damage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Auchenai Soulpriest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Your cards and powers that restore Health now deal damage instead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Holy Fire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al 5 damage. Restore 5 Health to your hero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Light of the Naaru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estore 3 Health. If the target is still damaged, summon a Lightwarden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Lightwell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At the start of your turn, restore 3 Health to a damaged friendly character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Mass Dispel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ilence all enemy minions. Draw a card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Shadow Madness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12" office:value-type="string">
            <text:p>Gain control of an enemy minion with 3 or less Attack until end of turn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Shadowboxer</text:p>
          </table:table-cell>
          <table:table-cell office:value-type="string">
            <text:p>Mech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a character is healed, deal 1 damage to a random enemy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Upgraded Repair Bot</text:p>
          </table:table-cell>
          <table:table-cell office:value-type="string">
            <text:p>Mech</text:p>
          </table:table-cell>
          <table:table-cell table:number-columns-repeated="3" office:value-type="float" office:value="5">
            <text:p>5</text:p>
          </table:table-cell>
          <table:table-cell office:value-type="string">
            <text:p>Battlecry: Give a friendy Mech +4 Health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Circle of Healing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store 4 Health to ALL minions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Dark Cultist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Deathrattle: Give a random friendly minion +3 Health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Inner Fir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hange a minion's Attack to be equal to its Health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Lightspawn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his minion's Attack is always equal to its Health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Shrinkmeiste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Give a minion -2 Attack this turn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Silence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ilence a minion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Temple Enforcer</text:p>
          </table:table-cell>
          <table:table-cell/>
          <table:table-cell table:number-columns-repeated="3" office:value-type="float" office:value="6">
            <text:p>6</text:p>
          </table:table-cell>
          <table:table-cell office:value-type="string">
            <text:p>Battlecry: Give a minion +3 Health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Thoughtsteal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Copy 2 cards from your opponent's deck and put them into your hand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Velen's Chosen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Give a minion +2/+4 and Spell Damage +1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Divine Spiri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uble a minion's Health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Holy Nova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al 2 damage to all enemies. Restore 2 Health to all friendly characters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Holy Smit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2 damage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Mind Blas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5 damage to the enemy hero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Mind Control</text:p>
          </table:table-cell>
          <table:table-cell office:value-type="string">
            <text:p>SPELL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Take control of an enemy minion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Mind Visi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ut a copy of a random card in your opponent's hand into your hand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Northshire Cleric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Whenever a minion is healed, draw a card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Power Word: Shield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+2 Health. Draw a card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Shadow Word: Death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stroy a minion with an Attack of 5 or more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Shadow Word: Pain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stroy a minion with an Attack of 3 or less.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ogue" table:style-name="ta1">
        <table:table-column table:style-name="co13" table:default-cell-style-name="Default"/>
        <table:table-column table:style-name="co9" table:default-cell-style-name="Default"/>
        <table:table-column table:style-name="co25" table:default-cell-style-name="Default"/>
        <table:table-column table:style-name="co9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29" table:default-cell-style-name="Default"/>
        <table:table-row table:style-name="ro3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Edwin VanCleef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ombo: Gain +2/+2 for each card played earlier this turn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Trade Prince Gallywix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Whenever your opponent casts a spell, gain a copy of it and give them a Coin.</text:p>
          </table:table-cell>
        </table:table-row>
        <table:table-row table:style-name="ro1">
          <table:table-cell/>
          <table:table-cell office:value-type="string">
            <text:p>Epic</text:p>
          </table:table-cell>
          <table:table-cell office:value-type="string">
            <text:p>Adrenaline Rush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raw a card. Combo: Draw 2 cards instead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Cogmaster's Wrench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as +2 Attack while you have a Mech.</text:p>
          </table:table-cell>
        </table:table-row>
        <table:table-row table:style-name="ro1">
          <table:table-cell/>
          <table:table-cell office:value-type="string">
            <text:p>Epic</text:p>
          </table:table-cell>
          <table:table-cell office:value-type="string">
            <text:p>Kidnapper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Combo: Return a minion to its owner's hand.</text:p>
          </table:table-cell>
        </table:table-row>
        <table:table-row table:style-name="ro1">
          <table:table-cell/>
          <table:table-cell office:value-type="string">
            <text:p>Epic</text:p>
          </table:table-cell>
          <table:table-cell office:value-type="string">
            <text:p>Patient Assassin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tealth. Destroy any minion damaged by this minion.</text:p>
          </table:table-cell>
        </table:table-row>
        <table:table-row table:style-name="ro1">
          <table:table-cell/>
          <table:table-cell office:value-type="string">
            <text:p>Epic</text:p>
          </table:table-cell>
          <table:table-cell office:value-type="string">
            <text:p>Preparation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The next spell you cast this turn costs (3) less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Blade Flurry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stroy your weapon and deal its damage to all enemies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Headcrack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2 damage to the enemy hero. Combo: Return this to your hand next turn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Iron Sensei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t the end of your turn, give another friendly Mech +2/+2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Master of Disguise</text:p>
          </table:table-cell>
          <table:table-cell/>
          <table:table-cell table:number-columns-repeated="3" office:value-type="float" office:value="4">
            <text:p>4</text:p>
          </table:table-cell>
          <table:table-cell office:value-type="string">
            <text:p>Battlecry: Give a friendly minion Stealth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Ogre Ninja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Stealth. 50% chance to attack the wrong enemy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One-eyed Cheat</text:p>
          </table:table-cell>
          <table:table-cell office:value-type="string">
            <text:p>Pirat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Whenever you summon a Pirate, gain Stealth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Perdition's Blade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attlecry: Deal 1 damage. Combo: Deal 2 instead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SI:7 Agent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Combo: Deal 2 damage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Anub'ar Ambusher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Deathrattle: Return a random friendly minion to your hand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Betrayal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Force an enemy minion to deal the damage to the minions next to it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Cold Blood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+2 Attack. Combo: +4 Attack instead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Conceall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your minions Stealth until your next turn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Defias Ringleade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mbo: Summon a 2/1 Defias Bandit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Eviscerat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2 damage. Combo: Deal 4 damage instead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Goblin Auto-Barber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Give your weapon +1 Attack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Shadowstep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turn a friendly minion to your hand. It costs (2) less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Tinker's Sharpsword Oil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your weapon +3 Attack. Combo: Give a random friendly minion +3 Attack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Assassin's Blade</text:p>
          </table:table-cell>
          <table:table-cell office:value-type="string">
            <text:p>WEAPO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Assassinate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stroy an enemy minion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Backstab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eal 2 damage to an undamaged minion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Deadly Pois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your weapon +2 Attack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Fan of Knives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1 damage to all enemy minions. Draw a card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Sap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eturn an enemy minion to your opponent's hand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Shiv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1 damage. Draw a card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Sinister Strik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3 damage to the enemy hero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Sprint</text:p>
          </table:table-cell>
          <table:table-cell office:value-type="string">
            <text:p>SPELL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raw 4 cards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Vanish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Return all minions to their owner's hand.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aman" table:style-name="ta1">
        <table:table-column table:style-name="co13" table:default-cell-style-name="ce5"/>
        <table:table-column table:style-name="co9" table:default-cell-style-name="Default"/>
        <table:table-column table:style-name="co30" table:default-cell-style-name="Default"/>
        <table:table-column table:style-name="co17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31" table:default-cell-style-name="Default"/>
        <table:table-row table:style-name="ro3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gendary</text:p>
          </table:table-cell>
          <table:table-cell office:value-type="string">
            <text:p>Al'Akir the Windlord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Windfury, Charge, Divine Shield, Taunt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Neptulon</text:p>
          </table:table-cell>
          <table:table-cell/>
          <table:table-cell table:number-columns-repeated="3" office:value-type="float" office:value="7">
            <text:p>7</text:p>
          </table:table-cell>
          <table:table-cell office:value-type="string">
            <text:p>Battlecry: Add 4 random Murlocs to your hand. Overload: (3)</text:p>
          </table:table-cell>
        </table:table-row>
        <table:table-row table:style-name="ro1">
          <table:table-cell/>
          <table:table-cell office:value-type="string">
            <text:p>Epic</text:p>
          </table:table-cell>
          <table:table-cell office:value-type="string">
            <text:p>Ancestor's Call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ut a random minion from each player's hand into the battlefield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Doomhammer</text:p>
          </table:table-cell>
          <table:table-cell office:value-type="string">
            <text:p>WEAPO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Windfury, Overload: (2)</text:p>
          </table:table-cell>
        </table:table-row>
        <table:table-row table:style-name="ro1">
          <table:table-cell/>
          <table:table-cell office:value-type="string">
            <text:p>Epic</text:p>
          </table:table-cell>
          <table:table-cell office:value-type="string">
            <text:p>Earth Elemental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aunt, Overload: (3)</text:p>
          </table:table-cell>
        </table:table-row>
        <table:table-row table:style-name="ro1">
          <table:table-cell/>
          <table:table-cell office:value-type="string">
            <text:p>Epic</text:p>
          </table:table-cell>
          <table:table-cell office:value-type="string">
            <text:p>Far Sigh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raw a card. That card costs (3) less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Siltfin Spiritwalker</text:p>
          </table:table-cell>
          <table:table-cell office:value-type="string">
            <text:p>Murlo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Whenever another friendly Murloc dies, draw a card. Overload: (1)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Ancestral Spiri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a minion “Deathrattle: Resummon this minion.”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Dunemaul Shaman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Windfury, Overload: (1). 50% chance to attack the wrong enemy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Feral Spiri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ummon two 2/3 Spirit Wolves with Taunt. Overload: (2)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Lava Burs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5 damage. Overload: (2)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Lightning Storm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2-3 damage to all enemy minions. Overload: (2)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Mana Tide Totem</text:p>
          </table:table-cell>
          <table:table-cell office:value-type="string">
            <text:p>Tote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t the end of your turn, draw a card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Powermace</text:p>
          </table:table-cell>
          <table:table-cell office:value-type="string">
            <text:p>WEAPO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eathrattle: Give a random friendly Mech +2/+2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Vitality Totem</text:p>
          </table:table-cell>
          <table:table-cell office:value-type="string">
            <text:p>Tote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t the end of your turn, restore 4 Health to your hero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Crackl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3-6 damage. Overload: (1)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Dust Devil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Windfury. Overload: (2)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Earth Shock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ilence a minion then deal 1 damage to it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Forked Lightning</text:p>
          </table:table-cell>
          <table:table-cell office:value-type="string">
            <text:p>SPELL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 office:value-type="string">
            <text:p>Deal 2 damage to 2 random enemy minions. Overload: (2)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Lightning Bolt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3 damage. Overload: (1)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Reincarnat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stroy a minion, then return it to life with full Health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Stormforged Axe</text:p>
          </table:table-cell>
          <table:table-cell office:value-type="string">
            <text:p>WEAPON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Overload: (1)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Unbound Elemental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Whenever you play a card with Overload, gain +1/+1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Whirling Zap-o-matic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Windfury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Ancestral Healing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store a minion to full Health and give it Taunt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Bloodlust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ive your minions +3 Attack this turn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Fire Elemental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Battlecry: Deal 3 damage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Flametongue Totem</text:p>
          </table:table-cell>
          <table:table-cell office:value-type="string">
            <text:p>Tote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djacent minions have +2 attack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Frost Shock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1 damage to an enemy character and Freeze it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Hex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Transform a minion into a 0/1 Frog with Taunt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Rockbiter Weap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friendly character +3 Attack this turn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Totemic Might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Give your Totems +2 Health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Windfury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a minion Windfury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Windspeaker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Give a friendly minion Windfury.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9" office:value-type="string" table:number-columns-spanned="6" table:number-rows-spanned="1">
            <text:p>Hero Power Totems</text:p>
          </table:table-cell>
          <table:covered-table-cell table:number-columns-repeated="5"/>
          <table:table-cell/>
        </table:table-row>
        <table:table-row table:style-name="ro3">
          <table:table-cell/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1">
          <table:table-cell table:number-columns-repeated="2"/>
          <table:table-cell office:value-type="string">
            <text:p>Healing Totem</text:p>
          </table:table-cell>
          <table:table-cell office:value-type="string">
            <text:p>Tot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 the end of your turn, restore 1 Health to all friendly minions.</text:p>
          </table:table-cell>
        </table:table-row>
        <table:table-row table:style-name="ro1">
          <table:table-cell table:number-columns-repeated="2"/>
          <table:table-cell office:value-type="string">
            <text:p>Searing Totem</text:p>
          </table:table-cell>
          <table:table-cell office:value-type="string">
            <text:p>Totem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Stoneclaw Totem</text:p>
          </table:table-cell>
          <table:table-cell office:value-type="string">
            <text:p>Tot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aunt</text:p>
          </table:table-cell>
        </table:table-row>
        <table:table-row table:style-name="ro1">
          <table:table-cell table:number-columns-repeated="2"/>
          <table:table-cell office:value-type="string">
            <text:p>Wrath of Air Totem</text:p>
          </table:table-cell>
          <table:table-cell office:value-type="string">
            <text:p>Tot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pell Damage +1</text:p>
          </table:table-cell>
        </table:table-row>
        <table:table-row table:style-name="ro1" table:number-rows-repeated="104853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Warlock" table:style-name="ta1">
        <table:table-column table:style-name="co13" table:default-cell-style-name="Default"/>
        <table:table-column table:style-name="co9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32" table:default-cell-style-name="Default"/>
        <table:table-row table:style-name="ro3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Lord Jaraxxus</text:p>
          </table:table-cell>
          <table:table-cell office:value-type="string">
            <text:p>Demo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attlecry: Destroy your hero and replace it with Lord Jaraxxus.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Mal'Ganis</text:p>
          </table:table-cell>
          <table:table-cell office:value-type="string">
            <text:p>Demon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Your other Demons have +2/+2. Your hero is Immune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Anima Golem</text:p>
          </table:table-cell>
          <table:table-cell office:value-type="string">
            <text:p>Mech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At the end of each turn, destroy this minion if it's your only one.</text:p>
          </table:table-cell>
        </table:table-row>
        <table:table-row table:style-name="ro1">
          <table:table-cell/>
          <table:table-cell office:value-type="string">
            <text:p>Epic</text:p>
          </table:table-cell>
          <table:table-cell office:value-type="string">
            <text:p>Bane of Doom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al 2 damage to a character. If that kills it, summon a random Demon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Demonheart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al 5 damage to a minion. If it's a friendly Demon, give it +5/+5 instead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Pit Lord</text:p>
          </table:table-cell>
          <table:table-cell office:value-type="string">
            <text:p>Dem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Battlecry: Deal 5 damage to your hero.</text:p>
          </table:table-cell>
        </table:table-row>
        <table:table-row table:style-name="ro1">
          <table:table-cell/>
          <table:table-cell office:value-type="string">
            <text:p>Epic</text:p>
          </table:table-cell>
          <table:table-cell office:value-type="string">
            <text:p>Twisting Nether</text:p>
          </table:table-cell>
          <table:table-cell office:value-type="string">
            <text:p>SPELL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Destroy all minions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Doomguard</text:p>
          </table:table-cell>
          <table:table-cell office:value-type="string">
            <text:p>Demon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Charge. Battlecry: Discard two random cards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Fel Cannon</text:p>
          </table:table-cell>
          <table:table-cell office:value-type="string">
            <text:p>Mec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At the end of your turn, deal 2 damage to a non-Mech minion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Felguard</text:p>
          </table:table-cell>
          <table:table-cell office:value-type="string">
            <text:p>Demon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Taunt. Battlecry: Destroy one of your Mana crystals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Imp-losion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2-4 damage to a minion. Summon a 1/1 imp for each damage dealt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Mistress of Pain</text:p>
          </table:table-cell>
          <table:table-cell office:value-type="string">
            <text:p>Dem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Whenever this minion takes damage, restore that much Health to your hero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Shadowflame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stroy a friendly minion and deal its Attack damage to all enemy minions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Siphon Soul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stroy a minion. Restore 3 Health to your hero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Void Terror</text:p>
          </table:table-cell>
          <table:table-cell office:value-type="string">
            <text:p>Demon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Battlecry: Destroy the minions on either side of this minion and gain their Attack and Health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Blood Imp</text:p>
          </table:table-cell>
          <table:table-cell office:value-type="string">
            <text:p>Dem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tealth. At the end of your turn, give another random friendly minion +1 Health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Darkbomb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3 damage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Demonfir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2 damage to a minion. If it's a friendly Demon, give it +2/+2 instead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Flame Imp</text:p>
          </table:table-cell>
          <table:table-cell office:value-type="string">
            <text:p>Demo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Deal 3 damage to your hero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Floating Watcher</text:p>
          </table:table-cell>
          <table:table-cell office:value-type="string">
            <text:p>Demon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Whenever your hero takes damage on your turn, gain +2/+2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Power Overwhelming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friendly minion +4/+4 until end of turn. Then, it dies. Horribly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Sense Demons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Put 2 random Demons from your deck into your hand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Summoning Portal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Your minions cost (2) less, but not less than (1)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Voidcaller</text:p>
          </table:table-cell>
          <table:table-cell office:value-type="string">
            <text:p>Dem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Deathrattle: Put a random Demon from your hand into the battlefield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Corrupti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hoose an enemy minion. At the start of your turn, destroy it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Drain Lif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2 damage. Restore 2 Health to your hero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Dread Infernal</text:p>
          </table:table-cell>
          <table:table-cell office:value-type="string">
            <text:p>Demon</text:p>
          </table:table-cell>
          <table:table-cell table:number-columns-repeated="3" office:value-type="float" office:value="6">
            <text:p>6</text:p>
          </table:table-cell>
          <table:table-cell office:value-type="string">
            <text:p>Battlecry: Deal 1 damage to ALL other characters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Hellfire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3 damage to ALL characters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Mortal Coil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1 damage to a minion. If that kills it, draw a card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Sacrificial Pact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estroy a Demon. Restore 5 Health to your hero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Shadow Bol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4 damage to a minion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Soulfir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4 damage. Discard a random card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Succubus</text:p>
          </table:table-cell>
          <table:table-cell office:value-type="string">
            <text:p>Demo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Discard a random card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Voidwalker</text:p>
          </table:table-cell>
          <table:table-cell office:value-type="string">
            <text:p>Demon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aunt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Warrior" table:style-name="ta1">
        <table:table-column table:style-name="co13" table:default-cell-style-name="Default"/>
        <table:table-column table:style-name="co9" table:default-cell-style-name="Default"/>
        <table:table-column table:style-name="co33" table:default-cell-style-name="Default"/>
        <table:table-column table:style-name="co17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34" table:default-cell-style-name="Default"/>
        <table:table-row table:style-name="ro3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Grommash Hellscream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Charge, Enrage: +6 attack</text:p>
          </table:table-cell>
        </table:table-row>
        <table:table-row table:style-name="ro3">
          <table:table-cell/>
          <table:table-cell office:value-type="string">
            <text:p>Legendary</text:p>
          </table:table-cell>
          <table:table-cell office:value-type="string">
            <text:p>Iron Juggernaut</text:p>
          </table:table-cell>
          <table:table-cell office:value-type="string">
            <text:p>Mech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Battlecry: Shuffle a Mine into your opponent's deck. When Drawn, it explodes for 10 damage.</text:p>
          </table:table-cell>
        </table:table-row>
        <table:table-row table:style-name="ro1">
          <table:table-cell/>
          <table:table-cell office:value-type="string">
            <text:p>Epic</text:p>
          </table:table-cell>
          <table:table-cell office:value-type="string">
            <text:p>Bouncing Blad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1 damage to a random minion. Repeat until a minion dies.</text:p>
          </table:table-cell>
        </table:table-row>
        <table:table-row table:style-name="ro1">
          <table:table-cell/>
          <table:table-cell office:value-type="string">
            <text:p>Epic</text:p>
          </table:table-cell>
          <table:table-cell office:value-type="string">
            <text:p>Brawl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stroy all minions except one. (chosen randomly)</text:p>
          </table:table-cell>
        </table:table-row>
        <table:table-row table:style-name="ro1">
          <table:table-cell/>
          <table:table-cell office:value-type="string">
            <text:p>Epic</text:p>
          </table:table-cell>
          <table:table-cell office:value-type="string">
            <text:p>Crush</text:p>
          </table:table-cell>
          <table:table-cell office:value-type="string">
            <text:p>SPELL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estroy a minion. If you have a damaged minion, this costs (4) less.</text:p>
          </table:table-cell>
        </table:table-row>
        <table:table-row table:style-name="ro3">
          <table:table-cell/>
          <table:table-cell office:value-type="string">
            <text:p>Epic</text:p>
          </table:table-cell>
          <table:table-cell office:value-type="string">
            <text:p>Gorehowl</text:p>
          </table:table-cell>
          <table:table-cell office:value-type="string">
            <text:p>WEAPON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Attacking a minion costs 1 Attack instead of 1 Durability.</text:p>
          </table:table-cell>
        </table:table-row>
        <table:table-row table:style-name="ro1">
          <table:table-cell/>
          <table:table-cell office:value-type="string">
            <text:p>Epic</text:p>
          </table:table-cell>
          <table:table-cell office:value-type="string">
            <text:p>Shield Slam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1 damage to a minion for each Armor you have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Armorsmith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Whenever a friendly minion takes damage, gain 1 Armor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Commanding Shou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Your minions can't be reduced below 1 Health this turn. Draw a card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Frothing Berserk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Whenever a minion takes damage, gain +1 Attack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Mortal Strike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4 damage. If you have 12 or less Health, deal 6 instead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Screwjank Clunker</text:p>
          </table:table-cell>
          <table:table-cell office:value-type="string">
            <text:p>Mec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Battlecry: Give a friendly Mech +2/+2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Shieldmaiden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Battlecry: Gain 5 Armor.</text:p>
          </table:table-cell>
        </table:table-row>
        <table:table-row table:style-name="ro3">
          <table:table-cell/>
          <table:table-cell office:value-type="string">
            <text:p>Rare</text:p>
          </table:table-cell>
          <table:table-cell office:value-type="string">
            <text:p>Siege Engine</text:p>
          </table:table-cell>
          <table:table-cell office:value-type="string">
            <text:p>Mech</text:p>
          </table:table-cell>
          <table:table-cell table:number-columns-repeated="3" office:value-type="float" office:value="5">
            <text:p>5</text:p>
          </table:table-cell>
          <table:table-cell office:value-type="string">
            <text:p>Whenever you gain Armor, give this minion +1 Attack.</text:p>
          </table:table-cell>
        </table:table-row>
        <table:table-row table:style-name="ro1">
          <table:table-cell/>
          <table:table-cell office:value-type="string">
            <text:p>Rare</text:p>
          </table:table-cell>
          <table:table-cell office:value-type="string">
            <text:p>Upgrade!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f you have a weapon, give it +1/+1. Otherwise equip a 1/3 weapon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Arathi Weaponsmith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Equip a 2/2 weapon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Battle Rag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raw a card for each damaged friendly character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Cruel Taskmaster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Battlecry: Deal 1 damage to a minion and give it +2 Attack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Death's Bliss</text:p>
          </table:table-cell>
          <table:table-cell office:value-type="string">
            <text:p>WEAPON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Deathrattle: Deal 1 damage to all minions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Inner Rage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eal 1 damage to a minion and give it +2 Attack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Ogre Warmaul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50% chance to attack the wrong enemy.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Rampag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a damaged minion +3/+3</text:p>
          </table:table-cell>
        </table:table-row>
        <table:table-row table:style-name="ro1">
          <table:table-cell/>
          <table:table-cell office:value-type="string">
            <text:p>Common</text:p>
          </table:table-cell>
          <table:table-cell office:value-type="string">
            <text:p>Slam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2 damage to a minion. If it survives, draw a card.</text:p>
          </table:table-cell>
        </table:table-row>
        <table:table-row table:style-name="ro3">
          <table:table-cell/>
          <table:table-cell office:value-type="string">
            <text:p>Common</text:p>
          </table:table-cell>
          <table:table-cell office:value-type="string">
            <text:p>Warbot</text:p>
          </table:table-cell>
          <table:table-cell office:value-type="string">
            <text:p>Mech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Enrage: +1 Attack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Arcanite Reaper</text:p>
          </table:table-cell>
          <table:table-cell office:value-type="string">
            <text:p>WEAPON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Charg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Give a friendly minion +2 Attack and Charge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Cleav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2 damage to two random enemy minions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Execut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stroy a damaged enemy minion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Fiery War Axe</text:p>
          </table:table-cell>
          <table:table-cell office:value-type="string">
            <text:p>WEAP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Heroic Strik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your hero +4 Attack this turn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Kor'kron Elite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Charge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Shield Block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Gain 5 Armor. Draw a card.</text:p>
          </table:table-cell>
        </table:table-row>
        <table:table-row table:style-name="ro3">
          <table:table-cell/>
          <table:table-cell office:value-type="string">
            <text:p>Basic</text:p>
          </table:table-cell>
          <table:table-cell office:value-type="string">
            <text:p>Warsong Command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you summon a minion with 3 or less Attack, give it Charge.</text:p>
          </table:table-cell>
        </table:table-row>
        <table:table-row table:style-name="ro1">
          <table:table-cell/>
          <table:table-cell office:value-type="string">
            <text:p>Basic</text:p>
          </table:table-cell>
          <table:table-cell office:value-type="string">
            <text:p>Whirlwind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1 damage to ALL enemies.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Other" table:style-name="ta1">
        <table:table-column table:style-name="co26" table:default-cell-style-name="Default"/>
        <table:table-column table:style-name="co27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8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Race</text:p>
          </table:table-cell>
          <table:table-cell table:style-name="ce1" office:value-type="string">
            <text:p>Mana</text:p>
          </table:table-cell>
          <table:table-cell table:style-name="ce1" office:value-type="string">
            <text:p>Attack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Effect</text:p>
          </table:table-cell>
        </table:table-row>
        <table:table-row table:style-name="ro2">
          <table:table-cell office:value-type="string">
            <text:p>Bananas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+1/+1.</text:p>
          </table:table-cell>
        </table:table-row>
        <table:table-row table:style-name="ro1">
          <table:table-cell office:value-type="string">
            <text:p>Boom Bot</text:p>
          </table:table-cell>
          <table:table-cell office:value-type="string">
            <text:p>Mech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Deathrattle: Deal 1-4 damage to a random enemy.</text:p>
          </table:table-cell>
        </table:table-row>
        <table:table-row table:style-name="ro1">
          <table:table-cell office:value-type="string">
            <text:p>Thaddius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V-07-TR-ON</text:p>
          </table:table-cell>
          <table:table-cell office:value-type="string">
            <text:p>Mech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Charge. Mega-Windfury (Can attack four times a turn.)</text:p>
          </table:table-cell>
        </table:table-row>
        <table:table-row table:style-name="ro2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8" office:value-type="string" table:number-columns-spanned="5" table:number-rows-spanned="1">
            <text:p>Awesome Inventions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Race</text:p>
          </table:table-cell>
          <table:table-cell table:style-name="ce1" office:value-type="string">
            <text:p>Mana</text:p>
          </table:table-cell>
          <table:table-cell table:style-name="ce1" office:value-type="string">
            <text:p>Attack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Effect</text:p>
          </table:table-cell>
        </table:table-row>
        <table:table-row table:style-name="ro1">
          <table:table-cell office:value-type="string">
            <text:p>Emboldener 3000</text:p>
          </table:table-cell>
          <table:table-cell office:value-type="string">
            <text:p>Mec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t the end of your turn, give a random minion +1/+1.</text:p>
          </table:table-cell>
        </table:table-row>
        <table:table-row table:style-name="ro1">
          <table:table-cell office:value-type="string">
            <text:p>Homing Chicken</text:p>
          </table:table-cell>
          <table:table-cell office:value-type="string">
            <text:p>Mec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t the start of your turn, destroy this minion and draw 3 cards.</text:p>
          </table:table-cell>
        </table:table-row>
        <table:table-row table:style-name="ro1">
          <table:table-cell office:value-type="string">
            <text:p>Repair Bot</text:p>
          </table:table-cell>
          <table:table-cell office:value-type="string">
            <text:p>Mec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t the end of your turn, restore 6 Health to a damaged character.</text:p>
          </table:table-cell>
        </table:table-row>
        <table:table-row table:style-name="ro2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8" office:value-type="string" table:number-columns-spanned="5" table:number-rows-spanned="1">
            <text:p>Spare Parts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Race</text:p>
          </table:table-cell>
          <table:table-cell table:style-name="ce1" office:value-type="string">
            <text:p>Mana</text:p>
          </table:table-cell>
          <table:table-cell table:style-name="ce1" office:value-type="string">
            <text:p>Attack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Effect</text:p>
          </table:table-cell>
        </table:table-row>
        <table:table-row table:style-name="ro2">
          <table:table-cell office:value-type="string">
            <text:p>Armor Plating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+1 Health.</text:p>
          </table:table-cell>
        </table:table-row>
        <table:table-row table:style-name="ro2">
          <table:table-cell office:value-type="string">
            <text:p>Emergency Coolant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Freeze a minion.</text:p>
          </table:table-cell>
        </table:table-row>
        <table:table-row table:style-name="ro1">
          <table:table-cell office:value-type="string">
            <text:p>Finicky Cloakfield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friendly minion Stealth until your next turn.</text:p>
          </table:table-cell>
        </table:table-row>
        <table:table-row table:style-name="ro2">
          <table:table-cell office:value-type="string">
            <text:p>Reversing Switch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Swap a minion's Attack and Health.</text:p>
          </table:table-cell>
        </table:table-row>
        <table:table-row table:style-name="ro2">
          <table:table-cell office:value-type="string">
            <text:p>Rusty Horn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Taunt.</text:p>
          </table:table-cell>
        </table:table-row>
        <table:table-row table:style-name="ro2">
          <table:table-cell office:value-type="string">
            <text:p>Time Rewinder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Return a friendly minion to your hand.</text:p>
          </table:table-cell>
        </table:table-row>
        <table:table-row table:style-name="ro2">
          <table:table-cell office:value-type="string">
            <text:p>Whirling Blades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+1 Attack.</text:p>
          </table:table-cell>
        </table:table-row>
        <table:table-row table:style-name="ro2" table:number-rows-repeated="3">
          <table:table-cell table:number-columns-repeated="2"/>
          <table:table-cell table:style-name="Default" table:number-columns-repeated="3"/>
          <table:table-cell/>
        </table:table-row>
        <table:table-row table:style-name="ro2" table:number-rows-repeated="3">
          <table:table-cell table:number-columns-repeated="6"/>
        </table:table-row>
        <table:table-row table:style-name="ro2" table:number-rows-repeated="9">
          <table:table-cell table:number-columns-repeated="2"/>
          <table:table-cell table:style-name="Default" table:number-columns-repeated="3"/>
          <table:table-cell/>
        </table:table-row>
        <table:table-row table:style-name="ro2" table:number-rows-repeated="1048539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14:09:51</meta:creation-date>
    <dc:date>2014-12-23T09:31:41</dc:date>
    <meta:editing-duration>P4DT19H58M14S</meta:editing-duration>
    <meta:editing-cycles>5</meta:editing-cycles>
    <meta:generator>LibreOffice/3.5$Linux_X86_64 LibreOffice_project/350m1$Build-2</meta:generator>
    <meta:document-statistic meta:table-count="11" meta:cell-count="3340" meta:object-count="0"/>
  </office:meta>
</office:document-meta>
</file>